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Soporte para pacman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Flags de erroe cuando no se encuentra el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Error cuando no hay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dvertencis cuando no hay paquete</text:p>
          </table:table-cell>
          <table:table-cell table:style-name="ce8"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Discriminador de version</text:p>
          </table:table-cell>
          <table:table-cell table:style-name="ce9"/>
          <table:table-cell office:value-type="string" calcext:value-type="string">
            <text:p>11/ago/2020</text:p>
          </table:table-cell>
          <table:table-cell office:value-type="string" calcext:value-type="string">
            <text:p><text:span text:style-name="T1">Ucnado un paquete esta en multiples version(como es comunn con python</text:span>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Visualizacion de version aprobada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6:35:06.273482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28T16:56:25.088225187</meta:creation-date>
    <dc:date>2020-08-11T16:44:00.493408670</dc:date>
    <meta:editing-duration>P1DT3H44M20S</meta:editing-duration>
    <meta:editing-cycles>41</meta:editing-cycles>
    <meta:generator>LibreOffice/6.3.6.2$Linux_X86_64 LibreOffice_project/30$Build-2</meta:generator>
    <meta:document-statistic meta:table-count="1" meta:cell-count="41" meta:object-count="0"/>
  </office:meta>
</office:document-meta>
</file>